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list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renewal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.00.0000</text:date>, <text:time style:data-style-name="N2" text:time-value="19:43:38.4507193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20T21:34:18.422198268</dc:date>
    <meta:editing-duration>P1DT10H12M40S</meta:editing-duration>
    <meta:editing-cycles>14</meta:editing-cycles>
    <meta:generator>LibreOffice/6.4.3.2$Linux_X86_64 LibreOffice_project/747b5d0ebf89f41c860ec2a39efd7cb15b54f2d8</meta:generator>
    <meta:document-statistic meta:table-count="1" meta:cell-count="126" meta:object-count="0"/>
  </office:meta>
</office:document-meta>
</file>